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 (in Python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7T00:26:29.435100100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23" meta:non-whitespace-character-count="20"/>
    <meta:generator>LibreOffice/6.4.6.2$Linux_X86_64 LibreOffice_project/40$Build-2</meta:generator>
  </office:meta>
</office:document-meta>
</file>